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B74DF8030F48712E.png" manifest:media-type="image/png"/>
  <manifest:file-entry manifest:full-path="Pictures/1000020100000AE200000BB8045A45C59A321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0.9028in" table:align="margins"/>
    </style:style>
    <style:style style:name="Tableau1.A" style:family="table-column">
      <style:table-column-properties style:column-width="0.8778in" style:rel-column-width="5276*"/>
    </style:style>
    <style:style style:name="Tableau1.B" style:family="table-column">
      <style:table-column-properties style:column-width="0.8708in" style:rel-column-width="5234*"/>
    </style:style>
    <style:style style:name="Tableau1.D" style:family="table-column">
      <style:table-column-properties style:column-width="2.7458in" style:rel-column-width="16504*"/>
    </style:style>
    <style:style style:name="Tableau1.G" style:family="table-column">
      <style:table-column-properties style:column-width="0.3722in" style:rel-column-width="2237*"/>
    </style:style>
    <style:style style:name="Tableau1.H" style:family="table-column">
      <style:table-column-properties style:column-width="1.1236in" style:rel-column-width="6753*"/>
    </style:style>
    <style:style style:name="Tableau1.J" style:family="table-column">
      <style:table-column-properties style:column-width="1.1563in" style:rel-column-width="6950*"/>
    </style:style>
    <style:style style:name="Tableau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194in" fo:border="0.05pt solid #000000"/>
    </style:style>
    <style:style style:name="Tableau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au2" style:family="table">
      <style:table-properties style:width="10.9028in" table:align="margins"/>
    </style:style>
    <style:style style:name="Tableau2.A" style:family="table-column">
      <style:table-column-properties style:column-width="7.5in" style:rel-column-width="45081*"/>
    </style:style>
    <style:style style:name="Tableau2.B" style:family="table-column">
      <style:table-column-properties style:column-width="1.1236in" style:rel-column-width="6753*"/>
    </style:style>
    <style:style style:name="Tableau2.D" style:family="table-column">
      <style:table-column-properties style:column-width="1.1563in" style:rel-column-width="6948*"/>
    </style:style>
    <style:style style:name="Tableau2.A1" style:family="table-cell">
      <style:table-cell-properties fo:padding="0.0278in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278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1" fo:font-size="8pt" fo:font-weight="bold" officeooo:rsid="008ee85e" officeooo:paragraph-rsid="0098b42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8" style:family="paragraph" style:parent-style-name="Standard">
      <style:text-properties officeooo:paragraph-rsid="00becaf5"/>
    </style:style>
    <style:style style:name="P9" style:family="paragraph" style:parent-style-name="Standard">
      <style:text-properties officeooo:rsid="0069c780" officeooo:paragraph-rsid="0013894c"/>
    </style:style>
    <style:style style:name="P10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7dd8e9" officeooo:paragraph-rsid="007dd8e9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b98531" officeooo:paragraph-rsid="00b9853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1" fo:font-size="6pt" officeooo:rsid="00bcb408" officeooo:paragraph-rsid="00bcb408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Open Sans1" fo:font-size="6pt" officeooo:rsid="008d0ce8" officeooo:paragraph-rsid="008d0ce8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Open Sans1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Open Sans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Open Sans1" fo:font-size="8pt" fo:font-weight="bold" officeooo:rsid="0098b42b" officeooo:paragraph-rsid="009e15ca" style:font-size-asian="8pt" style:font-weight-asian="bold" style:font-size-complex="8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7ee6a7" style:font-size-asian="6pt" style:font-size-complex="6pt"/>
    </style:style>
    <style:style style:name="P24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b98531" style:font-size-asian="6pt" style:font-size-complex="6pt"/>
    </style:style>
    <style:style style:name="P25" style:family="paragraph" style:parent-style-name="Table_20_Heading">
      <style:paragraph-properties fo:text-align="center" style:justify-single-word="false"/>
      <style:text-properties style:font-name="Open Sans1" fo:font-size="6pt" officeooo:rsid="009701e3" officeooo:paragraph-rsid="009701e3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1" fo:font-size="6pt" officeooo:rsid="00bbb0e2" officeooo:paragraph-rsid="00bbb0e2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29" style:family="paragraph" style:parent-style-name="Table_20_Heading">
      <style:paragraph-properties fo:text-align="center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30" style:family="paragraph" style:parent-style-name="Account_20_title">
      <style:text-properties style:font-name="Open Sans1"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 fo:hyphenation-ladder-count="no-limit" style:shadow="none">
        <style:tab-stops/>
      </style:paragraph-properties>
      <style:text-properties style:font-name="Open Sans1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f2593" style:font-size-asian="9pt" style:font-size-complex="9pt"/>
    </style:style>
    <style:style style:name="T9" style:family="text">
      <style:text-properties officeooo:rsid="007dd8e9"/>
    </style:style>
    <style:style style:name="T10" style:family="text">
      <style:text-properties officeooo:rsid="00b98531"/>
    </style:style>
    <style:style style:name="T11" style:family="text">
      <style:text-properties officeooo:rsid="00bedf1f"/>
    </style:style>
    <style:style style:name="T12" style:family="text">
      <style:text-properties officeooo:rsid="00c3e317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[DOCUMENT_NAME]</text:p>
      <text:p text:style-name="P11"><draw:frame draw:style-name="fr1" draw:name="Cadre1" text:anchor-type="paragraph" svg:x="0.0016in" svg:y="0.1in" svg:width="10.8972in" draw:z-index="0"><draw:text-box fo:min-height="0.548in"><text:p text:style-name="P12">Filtres</text:p><text:p text:style-name="P6">[DATA_FILTERS]</text:p></draw:text-box></draw:frame></text:p>
      <text:section text:style-name="Sect1" text:name="Section1">
        <text:p text:style-name="P30"><text:span text:style-name="T8">Compte </text:span><text:span text:style-name="T7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A"/>
          <table:table-column table:style-name="Tableau1.D"/>
          <table:table-column table:style-name="Tableau1.A" table:number-columns-repeated="2"/>
          <table:table-column table:style-name="Tableau1.G"/>
          <table:table-column table:style-name="Tableau1.H" table:number-columns-repeated="2"/>
          <table:table-column table:style-name="Tableau1.J"/>
          <table:table-header-rows>
            <table:table-row>
              <table:table-cell table:style-name="Tableau1.A1" office:value-type="string">
                <text:p text:style-name="P23">N° <text:span text:style-name="T5">Ecriture</text:span></text:p>
              </table:table-cell>
              <table:table-cell table:style-name="Tableau1.A1" office:value-type="string">
                <text:p text:style-name="P24">N° <text:span text:style-name="T10">Unique</text:span></text:p>
              </table:table-cell>
              <table:table-cell table:style-name="Tableau1.A1" office:value-type="string">
                <text:p text:style-name="P23">Date</text:p>
              </table:table-cell>
              <table:table-cell table:style-name="Tableau1.A1" office:value-type="string">
                <text:p text:style-name="P25">Lib<text:span text:style-name="T12">e</text:span>llé</text:p>
              </table:table-cell>
              <table:table-cell table:style-name="Tableau1.A1" office:value-type="string">
                <text:p text:style-name="P26">N° <text:span text:style-name="T11">Référence</text:span></text:p>
              </table:table-cell>
              <table:table-cell table:style-name="Tableau1.A1" office:value-type="string">
                <text:p text:style-name="P27">Journal</text:p>
              </table:table-cell>
              <table:table-cell table:style-name="Tableau1.A1" office:value-type="string">
                <text:p text:style-name="P28">Lettre</text:p>
              </table:table-cell>
              <table:table-cell table:style-name="Tableau1.A1" office:value-type="string">
                <text:p text:style-name="P29">Débit</text:p>
              </table:table-cell>
              <table:table-cell table:style-name="Tableau1.A1" office:value-type="string">
                <text:p text:style-name="P29">Crédit</text:p>
              </table:table-cell>
              <table:table-cell table:style-name="Tableau1.J1" office:value-type="string">
                <text:p text:style-name="P29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3">[ENTRY_NUMBER]</text:p>
            </table:table-cell>
            <table:table-cell table:style-name="Tableau1.A2" office:value-type="string">
              <text:p text:style-name="P14">[CONTINUOUS_NUMBER]</text:p>
            </table:table-cell>
            <table:table-cell table:style-name="Tableau1.A2" office:value-type="string">
              <text:p text:style-name="P13">[PRINTED_ON]</text:p>
            </table:table-cell>
            <table:table-cell table:style-name="Tableau1.A2" office:value-type="string">
              <text:p text:style-name="P31">[NAME]</text:p>
            </table:table-cell>
            <table:table-cell table:style-name="Tableau1.A2" office:value-type="string">
              <text:p text:style-name="P15">[REFERENCE_NUMBER]</text:p>
            </table:table-cell>
            <table:table-cell table:style-name="Tableau1.A2" office:value-type="string">
              <text:p text:style-name="P16">[JOURNAL_NAME]</text:p>
            </table:table-cell>
            <table:table-cell table:style-name="Tableau1.A2" office:value-type="string">
              <text:p text:style-name="P17">[LETTER]</text:p>
            </table:table-cell>
            <table:table-cell table:style-name="Tableau1.A2" office:value-type="string">
              <text:p text:style-name="P18">[REAL_DEBIT]</text:p>
            </table:table-cell>
            <table:table-cell table:style-name="Tableau1.A2" office:value-type="string">
              <text:p text:style-name="P19">[REAL_CREDIT]</text:p>
            </table:table-cell>
            <table:table-cell table:style-name="Tableau1.J2" office:value-type="string">
              <text:p text:style-name="P20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 table:number-columns-repeated="2"/>
          <table:table-column table:style-name="Tableau2.D"/>
          <table:table-row>
            <table:table-cell table:style-name="Tableau2.A1" office:value-type="string">
              <text:p text:style-name="P22">Totaux - <text:span text:style-name="T9">[ACCOUNT_NUMBER]</text:span> - <text:span text:style-name="T6">[COUNT] écritures - [CURRENCY]</text:span></text:p>
            </table:table-cell>
            <table:table-cell table:style-name="Tableau2.A1" office:value-type="string">
              <text:p text:style-name="P5">[TOTAL_DEBIT]</text:p>
            </table:table-cell>
            <table:table-cell table:style-name="Tableau2.A1" office:value-type="string">
              <text:p text:style-name="P5">[TOTAL_CREDIT]</text:p>
            </table:table-cell>
            <table:table-cell table:style-name="Tableau2.D1" office:value-type="string">
              <text:p text:style-name="P21">[TOTAL_CUMULATED_BALANCE]</text:p>
            </table:table-cell>
          </table:table-row>
        </table:table>
        <text:p text:style-name="P10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1"><draw:image xlink:href="Pictures/1000020100000AE200000BB8045A45C59A321C6F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547in" svg:y="-7.0366in" svg:width="0.2965in" svg:height="0.2965in" draw:z-index="2"><draw:image xlink:href="Pictures/10000201000001E0000001E0B74DF8030F48712E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7-08T11:52:03.382793028</dc:date>
    <meta:editing-duration>PT5H45M54S</meta:editing-duration>
    <meta:editing-cycles>133</meta:editing-cycles>
    <meta:generator>LibreOffice/6.2.4.2$Linux_X86_64 LibreOffice_project/20$Build-2</meta:generator>
    <meta:document-statistic meta:table-count="3" meta:image-count="2" meta:object-count="0" meta:page-count="1" meta:paragraph-count="33" meta:word-count="59" meta:character-count="527" meta:non-whitespace-character-count="498"/>
  </office:meta>
</office:document-meta>
</file>